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8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9" style:family="paragraph" style:parent-style-name="Heading_20_2">
      <style:paragraph-properties fo:margin-left="0cm" fo:margin-right="0cm" fo:text-indent="0cm" style:auto-text-indent="false"/>
    </style:style>
    <style:style style:name="P10" style:family="paragraph" style:parent-style-name="Text_20_body" style:list-style-name="WW8Num7"/>
    <style:style style:name="P11" style:family="paragraph" style:parent-style-name="Text_20_body" style:list-style-name="WW8Num2"/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emória Virtual<text:line-break/>Caso de uso: RealizarLogin</text:p>
      <text:p text:style-name="P7"/>
      <text:p text:style-name="P7"/>
      <text:h text:style-name="Heading_20_1" text:outline-level="1">Breve Descrição</text:h>
      <text:p text:style-name="Text_20_body"><text:s text:c="4"/>O caso de uso RealizarLogin permite que o usuário entre com o seu login, e-mail cadastrado e senha, para que tenha acesso as funcionalidades do sistema de acordo com seu nível de acesso.</text:p>
      <text:h text:style-name="Heading_20_1" text:outline-level="1">Breve Descrição dos Atores</text:h>
      <text:h text:style-name="Heading_20_2" text:outline-level="2">Usuário: <text:span text:style-name="T3">Realiza login no sistema, ou seja, tem acesso as funcionalidades permitidas ao seu nível de acesso.</text:span></text:h>
      <text:h text:style-name="Heading_20_1" text:outline-level="1">Pré-condições</text:h>
      <text:p text:style-name="Text_20_body">O usuário está cadastrado no sistema.</text:p>
      <text:h text:style-name="Heading_20_1" text:outline-level="1">Fluxo Básico de Eventos</text:h>
      <text:list xml:id="list32695552" text:style-name="WW8Num7">
        <text:list-item>
          <text:p text:style-name="P10">O usuário preenche os campos com seu login, e-mail e senha;</text:p>
        </text:list-item>
        <text:list-item>
          <text:p text:style-name="P10">O sistema valida o login do usuário;</text:p>
        </text:list-item>
        <text:list-item>
          <text:p text:style-name="P10">O usuário entra no sistema;</text:p>
        </text:list-item>
        <text:list-item>
          <text:p text:style-name="P10">O caso de uso é encerrado.</text:p>
        </text:list-item>
      </text:list>
      <text:h text:style-name="Heading_20_1" text:outline-level="1">Fluxos Alternativos</text:h>
      <text:h text:style-name="P9" text:outline-level="2" text:is-list-header="true">Fluxo Alternativo 1</text:h>
      <text:p text:style-name="Text_20_body">Se no passo <text:s/>1 o usuário entra com login e/ou e-mail e/ou senha inválidas</text:p>
      <text:list xml:id="list32667212" text:style-name="WW8Num2">
        <text:list-item>
          <text:p text:style-name="P11">O sistema retorna a mensagem de erro “Login, e-mail ou senha inválidas”; </text:p>
        </text:list-item>
        <text:list-item>
          <text:p text:style-name="P11">O caso de uso retorna ao passo 1.</text:p>
        </text:list-item>
      </text:list>
      <text:h text:style-name="Heading_20_1" text:outline-level="1">Pós-Condições</text:h>
      <text:p text:style-name="Standard"><text:tab/><text:span text:style-name="T2">Fluxo Básico: O usuário está logado no sistema, realiza suas operações e em seguida pode realizar logoff.</text:span></text:p>
      <text:p text:style-name="P6"><text:tab/>Fluxo Alternativo 1: O usuário não está logado <text:s/>no sistema.</text:p>
      <text:h text:style-name="Heading_20_1" text:outline-level="1">Requisitos Especiais</text:h>
      <text:p text:style-name="P6"><text:s text:c="13"/>Performance: A resposta do sistema para o login do usuário deve ser realizado em até 1 segu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7cm" style:rel-column-width="7930*"/>
    </style:style>
    <style:style style:name="Tabela2.B" style:family="table-column">
      <style:table-column-properties style:column-width="10.848cm" style:rel-column-width="46009*"/>
    </style:style>
    <style:style style:name="Tabela2.C" style:family="table-column">
      <style:table-column-properties style:column-width="2.734cm" style:rel-column-width="1159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561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0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2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10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1-01-24T12:59:04.34">2011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13</meta:editing-cycles>
    <meta:editing-duration>PT02H12M47S</meta:editing-duration>
    <meta:generator>BrOffice.org/3.2$Win32 OpenOffice.org_project/320m12$Build-9483</meta:generator>
    <dc:date>2011-01-24T12:59:04.26</dc:date>
    <meta:document-statistic meta:table-count="2" meta:image-count="1" meta:object-count="0" meta:page-count="1" meta:paragraph-count="29" meta:word-count="224" meta:character-count="1272"/>
  </office:meta>
</office:document-meta>
</file>